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language="nl" fo:country="NL"/>
    </style:style>
    <style:style style:name="P2" style:family="paragraph" style:parent-style-name="Horizontal_20_Line">
      <style:text-properties fo:language="nl" fo:country="NL"/>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text-properties fo:language="nl" fo:country="NL"/>
    </style:style>
    <style:style style:name="P6" style:family="paragraph" style:parent-style-name="Preformatted_20_Text">
      <style:paragraph-properties style:writing-mode="lr-tb"/>
      <style:text-properties fo:language="nl" fo:country="NL"/>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text-properties fo:language="nl" fo:country="NL"/>
    </style:style>
    <style:style style:name="T1" style:family="text">
      <style:text-properties fo:language="nl" fo:country="N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atuurlijk! Hier is een spoedcursus JavaScript die je in een korte tijd kan helpen de basisprincipes van de taal te begrijpen. Ik zal de belangrijkste concepten snel en duidelijk uitleggen, met voorbeelden. Laten we beginnen!</text:p>
      <text:h text:style-name="Heading_20_3" text:outline-level="3"><text:span text:style-name="T1">1. </text:span><text:span text:style-name="Strong_20_Emphasis"><text:span text:style-name="T1">Wat is JavaScript?</text:span></text:span></text:h>
      <text:p text:style-name="P19">JavaScript is een programmeertaal die voornamelijk wordt gebruikt voor interactieve elementen op webpagina’s. Het maakt het mogelijk om dynamische en interactieve webpagina’s te maken, zoals formulieren, animaties, en de interactie met servers.</text:p>
      <text:h text:style-name="Heading_20_3" text:outline-level="3"><text:span text:style-name="T1">2. </text:span><text:span text:style-name="Strong_20_Emphasis"><text:span text:style-name="T1">Basisstructuur van een JavaScript-programma</text:span></text:span></text:h>
      <text:p text:style-name="Text_20_body"><text:span text:style-name="T1">JavaScript-code kan in een webpagina worden geplaatst tussen </text:span><text:span text:style-name="Source_20_Text"><text:span text:style-name="T1">&lt;script&gt;</text:span></text:span><text:span text:style-name="T1"> tags:</text:span></text:p>
      <text:p text:style-name="P5">html</text:p>
      <text:p text:style-name="P5">Code kopiëren</text:p>
      <text:p text:style-name="P3"><text:span text:style-name="Source_20_Text"><text:span text:style-name="T1">&lt;!DOCTYPE html&gt;</text:span></text:span></text:p>
      <text:p text:style-name="P3"><text:span text:style-name="Source_20_Text"><text:span text:style-name="T1">&lt;html&gt;</text:span></text:span></text:p>
      <text:p text:style-name="P3"><text:span text:style-name="Source_20_Text"><text:span text:style-name="T1">&lt;head&gt;</text:span></text:span></text:p>
      <text:p text:style-name="P3"><text:span text:style-name="Source_20_Text"><text:span text:style-name="T1"><text:s text:c="4"/>&lt;title&gt;JavaScript Cursus&lt;/title&gt;</text:span></text:span></text:p>
      <text:p text:style-name="P3"><text:span text:style-name="Source_20_Text"><text:span text:style-name="T1">&lt;/head&gt;</text:span></text:span></text:p>
      <text:p text:style-name="P3"><text:span text:style-name="Source_20_Text"><text:span text:style-name="T1">&lt;body&gt;</text:span></text:span></text:p>
      <text:p text:style-name="P3"><text:span text:style-name="Source_20_Text"><text:span text:style-name="T1"><text:s text:c="4"/>&lt;script&gt;</text:span></text:span></text:p>
      <text:p text:style-name="P3"><text:span text:style-name="Source_20_Text"><text:span text:style-name="T1"><text:s text:c="8"/>console.log("Hallo, wereld!");</text:span></text:span></text:p>
      <text:p text:style-name="P3"><text:span text:style-name="Source_20_Text"><text:span text:style-name="T1"><text:s text:c="4"/>&lt;/script&gt;</text:span></text:span></text:p>
      <text:p text:style-name="P3"><text:span text:style-name="Source_20_Text"><text:span text:style-name="T1">&lt;/body&gt;</text:span></text:span></text:p>
      <text:p text:style-name="P4"><text:span text:style-name="Source_20_Text"><text:span text:style-name="T1">&lt;/html&gt;</text:span></text:span></text:p>
      <text:p text:style-name="P19">De bovenstaande code toont de tekst "Hallo, wereld!" in de browserconsole.</text:p>
      <text:h text:style-name="Heading_20_3" text:outline-level="3"><text:span text:style-name="T1">3. </text:span><text:span text:style-name="Strong_20_Emphasis"><text:span text:style-name="T1">Variabelen</text:span></text:span></text:h>
      <text:p text:style-name="Text_20_body"><text:span text:style-name="T1">In JavaScript kun je variabelen declareren met </text:span><text:span text:style-name="Source_20_Text"><text:span text:style-name="T1">let</text:span></text:span><text:span text:style-name="T1">, </text:span><text:span text:style-name="Source_20_Text"><text:span text:style-name="T1">const</text:span></text:span><text:span text:style-name="T1"> of </text:span><text:span text:style-name="Source_20_Text"><text:span text:style-name="T1">var</text:span></text:span><text:span text:style-name="T1">. Het belangrijkste verschil is de scope (bereik) van de variabelen en hun herbruikbaarheid.</text:span></text:p>
      <text:list text:style-name="L1">
        <text:list-item>
          <text:p text:style-name="P8"><text:span text:style-name="Strong_20_Emphasis"><text:span text:style-name="Source_20_Text"><text:span text:style-name="T1">let</text:span></text:span></text:span><text:span text:style-name="T1">: Kan opnieuw worden toegewezen, en heeft block-scoping.</text:span></text:p>
        </text:list-item>
        <text:list-item>
          <text:p text:style-name="P8"><text:span text:style-name="Strong_20_Emphasis"><text:span text:style-name="Source_20_Text"><text:span text:style-name="T1">const</text:span></text:span></text:span><text:span text:style-name="T1">: Kan niet opnieuw worden toegewezen.</text:span></text:p>
        </text:list-item>
        <text:list-item>
          <text:p text:style-name="P7"><text:span text:style-name="Strong_20_Emphasis"><text:span text:style-name="Source_20_Text"><text:span text:style-name="T1">var</text:span></text:span></text:span><text:span text:style-name="T1">: Oudere manier, met function-scoping (meestal wordt </text:span><text:span text:style-name="Source_20_Text"><text:span text:style-name="T1">let</text:span></text:span><text:span text:style-name="T1"> of </text:span><text:span text:style-name="Source_20_Text"><text:span text:style-name="T1">const</text:span></text:span><text:span text:style-name="T1"> aanbevolen).</text:span></text:p>
        </text:list-item>
      </text:list>
      <text:p text:style-name="P19">Voorbeelden:</text:p>
      <text:p text:style-name="P5">javascript</text:p>
      <text:p text:style-name="P5">Code kopiëren</text:p>
      <text:p text:style-name="P3"><text:span text:style-name="Source_20_Text"><text:span text:style-name="T1">let naam = "John";</text:span></text:span></text:p>
      <text:p text:style-name="P3"><text:span text:style-name="Source_20_Text"><text:span text:style-name="T1">const leeftijd = 30;</text:span></text:span></text:p>
      <text:p text:style-name="P6"/>
      <text:p text:style-name="P3"><text:span text:style-name="Source_20_Text"><text:span text:style-name="T1">console.log(naam); <text:s text:c="4"/>// Output: John</text:span></text:span></text:p>
      <text:p text:style-name="P3"><text:span text:style-name="Source_20_Text"><text:span text:style-name="T1">console.log(leeftijd); // Output: 30</text:span></text:span></text:p>
      <text:p text:style-name="P6"/>
      <text:p text:style-name="P3"><text:span text:style-name="Source_20_Text"><text:span text:style-name="T1">naam = "Jane"; <text:s text:c="8"/>// Mag omdat 'let' wordt gebruikt</text:span></text:span></text:p>
      <text:p text:style-name="P3"><text:span text:style-name="Source_20_Text"><text:span text:style-name="T1">console.log(naam); <text:s text:c="4"/>// Output: Jane</text:span></text:span></text:p>
      <text:p text:style-name="P6"/>
      <text:p text:style-name="P4"><text:span text:style-name="Source_20_Text"><text:span text:style-name="T1">// leeftijd = 31; <text:s text:c="5"/>// Fout! 'const' kan niet opnieuw worden toegewezen</text:span></text:span></text:p>
      <text:h text:style-name="Heading_20_3" text:outline-level="3"><text:soft-page-break/><text:span text:style-name="T1">4. </text:span><text:span text:style-name="Strong_20_Emphasis"><text:span text:style-name="T1">Datatypes</text:span></text:span></text:h>
      <text:p text:style-name="P19">JavaScript heeft verschillende datatypes:</text:p>
      <text:list text:style-name="L2">
        <text:list-item>
          <text:p text:style-name="P11"><text:span text:style-name="Strong_20_Emphasis"><text:span text:style-name="T1">String</text:span></text:span><text:span text:style-name="T1">: Een tekstwaarde, bijvoorbeeld </text:span><text:span text:style-name="Source_20_Text"><text:span text:style-name="T1">"Hallo"</text:span></text:span><text:span text:style-name="T1">.</text:span></text:p>
        </text:list-item>
        <text:list-item>
          <text:p text:style-name="P11"><text:span text:style-name="Strong_20_Emphasis"><text:span text:style-name="T1">Number</text:span></text:span><text:span text:style-name="T1">: Numerieke waarden, bijvoorbeeld </text:span><text:span text:style-name="Source_20_Text"><text:span text:style-name="T1">123</text:span></text:span><text:span text:style-name="T1"> of </text:span><text:span text:style-name="Source_20_Text"><text:span text:style-name="T1">3.14</text:span></text:span><text:span text:style-name="T1">.</text:span></text:p>
        </text:list-item>
        <text:list-item>
          <text:p text:style-name="P11"><text:span text:style-name="Strong_20_Emphasis"><text:span text:style-name="T1">Boolean</text:span></text:span><text:span text:style-name="T1">: Waar (</text:span><text:span text:style-name="Source_20_Text"><text:span text:style-name="T1">true</text:span></text:span><text:span text:style-name="T1">) of niet waar (</text:span><text:span text:style-name="Source_20_Text"><text:span text:style-name="T1">false</text:span></text:span><text:span text:style-name="T1">).</text:span></text:p>
        </text:list-item>
        <text:list-item>
          <text:p text:style-name="P11"><text:span text:style-name="Strong_20_Emphasis"><text:span text:style-name="T1">Object</text:span></text:span><text:span text:style-name="T1">: Een verzameling van sleutel-waarde paren.</text:span></text:p>
        </text:list-item>
        <text:list-item>
          <text:p text:style-name="P11"><text:span text:style-name="Strong_20_Emphasis"><text:span text:style-name="T1">Array</text:span></text:span><text:span text:style-name="T1">: Een lijst van waarden.</text:span></text:p>
        </text:list-item>
        <text:list-item>
          <text:p text:style-name="P11"><text:span text:style-name="Strong_20_Emphasis"><text:span text:style-name="T1">Null</text:span></text:span><text:span text:style-name="T1">: Een expliciete lege waarde.</text:span></text:p>
        </text:list-item>
        <text:list-item>
          <text:p text:style-name="P10"><text:span text:style-name="Strong_20_Emphasis"><text:span text:style-name="T1">Undefined</text:span></text:span><text:span text:style-name="T1">: Wanneer een variabele geen waarde heeft.</text:span></text:p>
        </text:list-item>
      </text:list>
      <text:p text:style-name="P19">Voorbeelden:</text:p>
      <text:p text:style-name="P5">javascript</text:p>
      <text:p text:style-name="P5">Code kopiëren</text:p>
      <text:p text:style-name="P3"><text:span text:style-name="Source_20_Text"><text:span text:style-name="T1">let naam = "Jane"; <text:s text:c="7"/>// String</text:span></text:span></text:p>
      <text:p text:style-name="P3"><text:span text:style-name="Source_20_Text"><text:span text:style-name="T1">let leeftijd = 30; <text:s text:c="7"/>// Number</text:span></text:span></text:p>
      <text:p text:style-name="P3"><text:span text:style-name="Source_20_Text"><text:span text:style-name="T1">let isStudent = true; <text:s text:c="4"/>// Boolean</text:span></text:span></text:p>
      <text:p text:style-name="P3"><text:span text:style-name="Source_20_Text"><text:span text:style-name="T1">let persoon = { naam: "John", leeftijd: 30 }; <text:s/>// Object</text:span></text:span></text:p>
      <text:p text:style-name="P3"><text:span text:style-name="Source_20_Text"><text:span text:style-name="T1">let nummers = [1, 2, 3]; <text:s/>// Array</text:span></text:span></text:p>
      <text:p text:style-name="P3"><text:span text:style-name="Source_20_Text"><text:span text:style-name="T1">let niets = null; <text:s text:c="8"/>// Null</text:span></text:span></text:p>
      <text:p text:style-name="P4"><text:span text:style-name="Source_20_Text"><text:span text:style-name="T1">let onbekend; <text:s text:c="12"/>// Undefined</text:span></text:span></text:p>
      <text:h text:style-name="Heading_20_3" text:outline-level="3"><text:span text:style-name="T1">5. </text:span><text:span text:style-name="Strong_20_Emphasis"><text:span text:style-name="T1">Operatoren</text:span></text:span></text:h>
      <text:p text:style-name="P19">JavaScript ondersteunt verschillende operatoren:</text:p>
      <text:list text:style-name="L3">
        <text:list-item>
          <text:p text:style-name="P13"><text:span text:style-name="Strong_20_Emphasis"><text:span text:style-name="T1">Rekenkundige operatoren</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modulo)</text:span></text:p>
        </text:list-item>
        <text:list-item>
          <text:p text:style-name="P13"><text:span text:style-name="Strong_20_Emphasis"><text:span text:style-name="T1">Vergelijkingsoperatoren</text:span></text:span><text:span text:style-name="T1">: </text:span><text:span text:style-name="Source_20_Text"><text:span text:style-name="T1">==</text:span></text:span><text:span text:style-name="T1">, </text:span><text:span text:style-name="Source_20_Text"><text:span text:style-name="T1">===</text:span></text:span><text:span text:style-name="T1"> (strikt gelijk), </text:span><text:span text:style-name="Source_20_Text"><text:span text:style-name="T1">!=</text:span></text:span><text:span text:style-name="T1">, </text:span><text:span text:style-name="Source_20_Text"><text:span text:style-name="T1">&lt;</text:span></text:span><text:span text:style-name="T1">, </text:span><text:span text:style-name="Source_20_Text"><text:span text:style-name="T1">&gt;</text:span></text:span><text:span text:style-name="T1">, </text:span><text:span text:style-name="Source_20_Text"><text:span text:style-name="T1">&lt;=</text:span></text:span><text:span text:style-name="T1">, </text:span><text:span text:style-name="Source_20_Text"><text:span text:style-name="T1">&gt;=</text:span></text:span></text:p>
        </text:list-item>
        <text:list-item>
          <text:p text:style-name="P12"><text:span text:style-name="Strong_20_Emphasis"><text:span text:style-name="T1">Logische operatoren</text:span></text:span><text:span text:style-name="T1">: </text:span><text:span text:style-name="Source_20_Text"><text:span text:style-name="T1">&amp;&amp;</text:span></text:span><text:span text:style-name="T1"> (EN), </text:span><text:span text:style-name="Source_20_Text"><text:span text:style-name="T1">||</text:span></text:span><text:span text:style-name="T1"> (OF), </text:span><text:span text:style-name="Source_20_Text"><text:span text:style-name="T1">!</text:span></text:span><text:span text:style-name="T1"> (NIET)</text:span></text:p>
        </text:list-item>
      </text:list>
      <text:p text:style-name="P19">Voorbeeld:</text:p>
      <text:p text:style-name="P5">javascript</text:p>
      <text:p text:style-name="P5">Code kopiëren</text:p>
      <text:p text:style-name="P3"><text:span text:style-name="Source_20_Text"><text:span text:style-name="T1">let x = 10;</text:span></text:span></text:p>
      <text:p text:style-name="P3"><text:span text:style-name="Source_20_Text"><text:span text:style-name="T1">let y = 5;</text:span></text:span></text:p>
      <text:p text:style-name="P6"/>
      <text:p text:style-name="P3"><text:span text:style-name="Source_20_Text"><text:span text:style-name="T1">console.log(x + y); // Output: 15</text:span></text:span></text:p>
      <text:p text:style-name="P3"><text:span text:style-name="Source_20_Text"><text:span text:style-name="T1">console.log(x === y); // Output: false (strikt gelijk)</text:span></text:span></text:p>
      <text:p text:style-name="P4"><text:span text:style-name="Source_20_Text"><text:span text:style-name="T1">console.log(x &gt; y &amp;&amp; y &lt; 10); // Output: true (EN operator)</text:span></text:span></text:p>
      <text:h text:style-name="Heading_20_3" text:outline-level="3"><text:span text:style-name="T1">6. </text:span><text:span text:style-name="Strong_20_Emphasis"><text:span text:style-name="T1">Functies</text:span></text:span></text:h>
      <text:p text:style-name="Text_20_body"><text:span text:style-name="T1">Functies worden gebruikt om blokken code te hergebruiken. Je definieert een functie met </text:span><text:span text:style-name="Source_20_Text"><text:span text:style-name="T1">function</text:span></text:span><text:span text:style-name="T1">.</text:span></text:p>
      <text:p text:style-name="P19">Voorbeeld:</text:p>
      <text:p text:style-name="P5">javascript</text:p>
      <text:p text:style-name="P5">Code kopiëren</text:p>
      <text:p text:style-name="P3"><text:span text:style-name="Source_20_Text"><text:span text:style-name="T1">function greet(naam) {</text:span></text:span></text:p>
      <text:p text:style-name="P3"><text:span text:style-name="Source_20_Text"><text:span text:style-name="T1"><text:s text:c="4"/>console.log("Hallo, " + naam + "!");</text:span></text:span></text:p>
      <text:p text:style-name="P3"><text:span text:style-name="Source_20_Text"><text:span text:style-name="T1">}</text:span></text:span></text:p>
      <text:p text:style-name="P6"><text:soft-page-break/></text:p>
      <text:p text:style-name="P4"><text:span text:style-name="Source_20_Text"><text:span text:style-name="T1">greet("John"); <text:s/>// Output: Hallo, John!</text:span></text:span></text:p>
      <text:p text:style-name="Text_20_body"><text:span text:style-name="T1">Er zijn ook </text:span><text:span text:style-name="Strong_20_Emphasis"><text:span text:style-name="T1">pijl-functies</text:span></text:span><text:span text:style-name="T1"> (arrow functions), die een kortere syntaxis hebben:</text:span></text:p>
      <text:p text:style-name="P5">javascript</text:p>
      <text:p text:style-name="P5">Code kopiëren</text:p>
      <text:p text:style-name="P3"><text:span text:style-name="Source_20_Text"><text:span text:style-name="T1">const greet = (naam) =&gt; {</text:span></text:span></text:p>
      <text:p text:style-name="P3"><text:span text:style-name="Source_20_Text"><text:span text:style-name="T1"><text:s text:c="4"/>console.log("Hallo, " + naam + "!");</text:span></text:span></text:p>
      <text:p text:style-name="P3"><text:span text:style-name="Source_20_Text"><text:span text:style-name="T1">};</text:span></text:span></text:p>
      <text:p text:style-name="P6"/>
      <text:p text:style-name="P4"><text:span text:style-name="Source_20_Text"><text:span text:style-name="T1">greet("Jane"); <text:s/>// Output: Hallo, Jane!</text:span></text:span></text:p>
      <text:h text:style-name="Heading_20_3" text:outline-level="3"><text:span text:style-name="T1">7. </text:span><text:span text:style-name="Strong_20_Emphasis"><text:span text:style-name="T1">Voorwaardelijke logica (if, else)</text:span></text:span></text:h>
      <text:p text:style-name="Text_20_body"><text:span text:style-name="T1">Met </text:span><text:span text:style-name="Source_20_Text"><text:span text:style-name="T1">if</text:span></text:span><text:span text:style-name="T1">, </text:span><text:span text:style-name="Source_20_Text"><text:span text:style-name="T1">else if</text:span></text:span><text:span text:style-name="T1">, en </text:span><text:span text:style-name="Source_20_Text"><text:span text:style-name="T1">else</text:span></text:span><text:span text:style-name="T1"> kun je code op basis van een voorwaarde uitvoeren.</text:span></text:p>
      <text:p text:style-name="P19">Voorbeeld:</text:p>
      <text:p text:style-name="P5">javascript</text:p>
      <text:p text:style-name="P5">Code kopiëren</text:p>
      <text:p text:style-name="P3"><text:span text:style-name="Source_20_Text"><text:span text:style-name="T1">let leeftijd = 18;</text:span></text:span></text:p>
      <text:p text:style-name="P6"/>
      <text:p text:style-name="P3"><text:span text:style-name="Source_20_Text"><text:span text:style-name="T1">if (leeftijd &gt;= 18) {</text:span></text:span></text:p>
      <text:p text:style-name="P3"><text:span text:style-name="Source_20_Text"><text:span text:style-name="T1"><text:s text:c="4"/>console.log("Je bent volwassen.");</text:span></text:span></text:p>
      <text:p text:style-name="P3"><text:span text:style-name="Source_20_Text"><text:span text:style-name="T1">} else {</text:span></text:span></text:p>
      <text:p text:style-name="P3"><text:span text:style-name="Source_20_Text"><text:span text:style-name="T1"><text:s text:c="4"/>console.log("Je bent minderjarig.");</text:span></text:span></text:p>
      <text:p text:style-name="P4"><text:span text:style-name="Source_20_Text"><text:span text:style-name="T1">}</text:span></text:span></text:p>
      <text:h text:style-name="Heading_20_3" text:outline-level="3"><text:span text:style-name="T1">8. </text:span><text:span text:style-name="Strong_20_Emphasis"><text:span text:style-name="T1">Loops (lussen)</text:span></text:span></text:h>
      <text:p text:style-name="P19">Met lussen kun je herhaaldelijk dezelfde code uitvoeren.</text:p>
      <text:list text:style-name="L4">
        <text:list-item>
          <text:p text:style-name="P14"><text:span text:style-name="Strong_20_Emphasis"><text:span text:style-name="T1">for-loop</text:span></text:span><text:span text:style-name="T1">:</text:span></text:p>
        </text:list-item>
      </text:list>
      <text:p text:style-name="P5">javascript</text:p>
      <text:p text:style-name="P5">Code kopiëren</text:p>
      <text:p text:style-name="P3"><text:span text:style-name="Source_20_Text"><text:span text:style-name="T1">for (let i = 0; i &lt; 5; i++) {</text:span></text:span></text:p>
      <text:p text:style-name="P3"><text:span text:style-name="Source_20_Text"><text:span text:style-name="T1"><text:s text:c="4"/>console.log(i); <text:s/>// Output: 0, 1, 2, 3, 4</text:span></text:span></text:p>
      <text:p text:style-name="P4"><text:span text:style-name="Source_20_Text"><text:span text:style-name="T1">}</text:span></text:span></text:p>
      <text:list text:style-name="L5">
        <text:list-item>
          <text:p text:style-name="P15"><text:span text:style-name="Strong_20_Emphasis"><text:span text:style-name="T1">while-loop</text:span></text:span><text:span text:style-name="T1">:</text:span></text:p>
        </text:list-item>
      </text:list>
      <text:p text:style-name="P5">javascript</text:p>
      <text:p text:style-name="P5">Code kopiëren</text:p>
      <text:p text:style-name="P3"><text:span text:style-name="Source_20_Text"><text:span text:style-name="T1">let i = 0;</text:span></text:span></text:p>
      <text:p text:style-name="P3"><text:span text:style-name="Source_20_Text"><text:span text:style-name="T1">while (i &lt; 5) {</text:span></text:span></text:p>
      <text:p text:style-name="P3"><text:span text:style-name="Source_20_Text"><text:span text:style-name="T1"><text:s text:c="4"/>console.log(i); <text:s/>// Output: 0, 1, 2, 3, 4</text:span></text:span></text:p>
      <text:p text:style-name="P3"><text:span text:style-name="Source_20_Text"><text:span text:style-name="T1"><text:s text:c="4"/>i++;</text:span></text:span></text:p>
      <text:p text:style-name="P4"><text:span text:style-name="Source_20_Text"><text:span text:style-name="T1">}</text:span></text:span></text:p>
      <text:h text:style-name="Heading_20_3" text:outline-level="3"><text:span text:style-name="T1">9. </text:span><text:span text:style-name="Strong_20_Emphasis"><text:span text:style-name="T1">Objecten</text:span></text:span></text:h>
      <text:p text:style-name="P19">Objecten zijn verzamelingen van sleutel-waarde paren. Ze worden gebruikt om gegevens te groeperen.</text:p>
      <text:p text:style-name="P19">Voorbeeld:</text:p>
      <text:p text:style-name="P5"><text:soft-page-break/>javascript</text:p>
      <text:p text:style-name="P5">Code kopiëren</text:p>
      <text:p text:style-name="P3"><text:span text:style-name="Source_20_Text"><text:span text:style-name="T1">let persoon = {</text:span></text:span></text:p>
      <text:p text:style-name="P3"><text:span text:style-name="Source_20_Text"><text:span text:style-name="T1"><text:s text:c="4"/>naam: "John",</text:span></text:span></text:p>
      <text:p text:style-name="P3"><text:span text:style-name="Source_20_Text"><text:span text:style-name="T1"><text:s text:c="4"/>leeftijd: 30,</text:span></text:span></text:p>
      <text:p text:style-name="P3"><text:span text:style-name="Source_20_Text"><text:span text:style-name="T1"><text:s text:c="4"/>adres: "Amsterdam"</text:span></text:span></text:p>
      <text:p text:style-name="P3"><text:span text:style-name="Source_20_Text"><text:span text:style-name="T1">};</text:span></text:span></text:p>
      <text:p text:style-name="P6"/>
      <text:p text:style-name="P3"><text:span text:style-name="Source_20_Text"><text:span text:style-name="T1">console.log(persoon.naam); <text:s/>// Output: John</text:span></text:span></text:p>
      <text:p text:style-name="P4"><text:span text:style-name="Source_20_Text"><text:span text:style-name="T1">console.log(persoon["leeftijd"]); <text:s/>// Output: 30</text:span></text:span></text:p>
      <text:h text:style-name="Heading_20_3" text:outline-level="3"><text:span text:style-name="T1">10. </text:span><text:span text:style-name="Strong_20_Emphasis"><text:span text:style-name="T1">Arrays</text:span></text:span></text:h>
      <text:p text:style-name="P19">Arrays zijn lijsten van gegevens. Je kunt items ophalen via hun index (0-gebaseerd).</text:p>
      <text:p text:style-name="P19">Voorbeeld:</text:p>
      <text:p text:style-name="P5">javascript</text:p>
      <text:p text:style-name="P5">Code kopiëren</text:p>
      <text:p text:style-name="P3"><text:span text:style-name="Source_20_Text"><text:span text:style-name="T1">let fruits = ["appel", "banaan", "kers"];</text:span></text:span></text:p>
      <text:p text:style-name="P6"/>
      <text:p text:style-name="P3"><text:span text:style-name="Source_20_Text"><text:span text:style-name="T1">console.log(fruits[0]); <text:s/>// Output: appel</text:span></text:span></text:p>
      <text:p text:style-name="P3"><text:span text:style-name="Source_20_Text"><text:span text:style-name="T1">console.log(fruits.length); <text:s/>// Output: 3</text:span></text:span></text:p>
      <text:p text:style-name="P6"/>
      <text:p text:style-name="P3"><text:span text:style-name="Source_20_Text"><text:span text:style-name="T1">fruits.push("druif"); <text:s/>// Voegt een item toe aan het einde</text:span></text:span></text:p>
      <text:p text:style-name="P4"><text:span text:style-name="Source_20_Text"><text:span text:style-name="T1">console.log(fruits); <text:s/>// Output: ["appel", "banaan", "kers", "druif"]</text:span></text:span></text:p>
      <text:h text:style-name="Heading_20_3" text:outline-level="3"><text:span text:style-name="T1">11. </text:span><text:span text:style-name="Strong_20_Emphasis"><text:span text:style-name="T1">Asynchrone JavaScript (setTimeout, Promises, async/await)</text:span></text:span></text:h>
      <text:p text:style-name="P19">Asynchrone code is essentieel voor het werken met bijvoorbeeld API-aanroepen of timers.</text:p>
      <text:list text:style-name="L6">
        <text:list-item>
          <text:p text:style-name="P16"><text:span text:style-name="Strong_20_Emphasis"><text:span text:style-name="T1">setTimeout</text:span></text:span><text:span text:style-name="T1">: Voert een functie uit na een vertraging.</text:span></text:p>
        </text:list-item>
      </text:list>
      <text:p text:style-name="P5">javascript</text:p>
      <text:p text:style-name="P5">Code kopiëren</text:p>
      <text:p text:style-name="P3"><text:span text:style-name="Source_20_Text"><text:span text:style-name="T1">setTimeout(() =&gt; {</text:span></text:span></text:p>
      <text:p text:style-name="P3"><text:span text:style-name="Source_20_Text"><text:span text:style-name="T1"><text:s text:c="4"/>console.log("Dit gebeurt na 2 seconden");</text:span></text:span></text:p>
      <text:p text:style-name="P4"><text:span text:style-name="Source_20_Text"><text:span text:style-name="T1">}, 2000);</text:span></text:span></text:p>
      <text:list text:style-name="L7">
        <text:list-item>
          <text:p text:style-name="P17"><text:span text:style-name="Strong_20_Emphasis"><text:span text:style-name="T1">Promises</text:span></text:span><text:span text:style-name="T1">: Gebruikt voor asynchrone operaties, zoals API-aanroepen.</text:span></text:p>
        </text:list-item>
      </text:list>
      <text:p text:style-name="P5">javascript</text:p>
      <text:p text:style-name="P5">Code kopiëren</text:p>
      <text:p text:style-name="P3"><text:span text:style-name="Source_20_Text"><text:span text:style-name="T1">let promise = new Promise((resolve, reject) =&gt; {</text:span></text:span></text:p>
      <text:p text:style-name="P3"><text:span text:style-name="Source_20_Text"><text:span text:style-name="T1"><text:s text:c="4"/>let success = true;</text:span></text:span></text:p>
      <text:p text:style-name="P3"><text:span text:style-name="Source_20_Text"><text:span text:style-name="T1"><text:s text:c="4"/>if (success) {</text:span></text:span></text:p>
      <text:p text:style-name="P3"><text:span text:style-name="Source_20_Text"><text:span text:style-name="T1"><text:s text:c="8"/>resolve("Sucess!");</text:span></text:span></text:p>
      <text:p text:style-name="P3"><text:span text:style-name="Source_20_Text"><text:span text:style-name="T1"><text:s text:c="4"/>} else {</text:span></text:span></text:p>
      <text:p text:style-name="P3"><text:span text:style-name="Source_20_Text"><text:span text:style-name="T1"><text:s text:c="8"/>reject("Fout!");</text:span></text:span></text:p>
      <text:p text:style-name="P3"><text:span text:style-name="Source_20_Text"><text:span text:style-name="T1"><text:s text:c="4"/>}</text:span></text:span></text:p>
      <text:p text:style-name="P3"><text:span text:style-name="Source_20_Text"><text:span text:style-name="T1">});</text:span></text:span></text:p>
      <text:p text:style-name="P6"/>
      <text:p text:style-name="P3"><text:span text:style-name="Source_20_Text"><text:span text:style-name="T1">promise</text:span></text:span></text:p>
      <text:p text:style-name="P3"><text:span text:style-name="Source_20_Text"><text:span text:style-name="T1"><text:s text:c="4"/>.then(result =&gt; console.log(result)) <text:s text:c="2"/>// Output: Success!</text:span></text:span></text:p>
      <text:p text:style-name="P4"><text:span text:style-name="Source_20_Text"><text:span text:style-name="T1"><text:s text:c="4"/>.catch(error =&gt; console.log(error));</text:span></text:span></text:p>
      <text:list text:style-name="L8">
        <text:list-item>
          <text:p text:style-name="P18"><text:span text:style-name="Strong_20_Emphasis"><text:span text:style-name="T1">async/await</text:span></text:span><text:span text:style-name="T1">: Biedt een makkelijker manier om met asynchrone code te werken.</text:span></text:p>
        </text:list-item>
      </text:list>
      <text:p text:style-name="P5"><text:soft-page-break/>javascript</text:p>
      <text:p text:style-name="P5">Code kopiëren</text:p>
      <text:p text:style-name="P3"><text:span text:style-name="Source_20_Text"><text:span text:style-name="T1">async function fetchData() {</text:span></text:span></text:p>
      <text:p text:style-name="P3"><text:span text:style-name="Source_20_Text"><text:span text:style-name="T1"><text:s text:c="4"/>let response = await fetch("https://api.example.com/data");</text:span></text:span></text:p>
      <text:p text:style-name="P3"><text:span text:style-name="Source_20_Text"><text:span text:style-name="T1"><text:s text:c="4"/>let data = await response.json();</text:span></text:span></text:p>
      <text:p text:style-name="P3"><text:span text:style-name="Source_20_Text"><text:span text:style-name="T1"><text:s text:c="4"/>console.log(data);</text:span></text:span></text:p>
      <text:p text:style-name="P3"><text:span text:style-name="Source_20_Text"><text:span text:style-name="T1">}</text:span></text:span></text:p>
      <text:p text:style-name="P6"/>
      <text:p text:style-name="P4"><text:span text:style-name="Source_20_Text"><text:span text:style-name="T1">fetchData();</text:span></text:span></text:p>
      <text:p text:style-name="P2"/>
      <text:h text:style-name="Heading_20_3" text:outline-level="3"><text:span text:style-name="T1">12. </text:span><text:span text:style-name="Strong_20_Emphasis"><text:span text:style-name="T1">Dom Manipulatie (Document Object Model)</text:span></text:span></text:h>
      <text:p text:style-name="P19">Met JavaScript kun je de HTML en CSS van een pagina dynamisch aanpassen.</text:p>
      <text:p text:style-name="P19">Voorbeeld:</text:p>
      <text:p text:style-name="P5">html</text:p>
      <text:p text:style-name="P5">Code kopiëren</text:p>
      <text:p text:style-name="P3"><text:span text:style-name="Source_20_Text"><text:span text:style-name="T1">&lt;!DOCTYPE html&gt;</text:span></text:span></text:p>
      <text:p text:style-name="P3"><text:span text:style-name="Source_20_Text"><text:span text:style-name="T1">&lt;html&gt;</text:span></text:span></text:p>
      <text:p text:style-name="P3"><text:span text:style-name="Source_20_Text"><text:span text:style-name="T1">&lt;head&gt;</text:span></text:span></text:p>
      <text:p text:style-name="P3"><text:span text:style-name="Source_20_Text"><text:span text:style-name="T1"><text:s text:c="4"/>&lt;title&gt;DOM Manipulatie&lt;/title&gt;</text:span></text:span></text:p>
      <text:p text:style-name="P3"><text:span text:style-name="Source_20_Text"><text:span text:style-name="T1">&lt;/head&gt;</text:span></text:span></text:p>
      <text:p text:style-name="P3"><text:span text:style-name="Source_20_Text"><text:span text:style-name="T1">&lt;body&gt;</text:span></text:span></text:p>
      <text:p text:style-name="P3"><text:span text:style-name="Source_20_Text"><text:span text:style-name="T1"><text:s text:c="4"/>&lt;h1 id="mijnTitel"&gt;Hallo!&lt;/h1&gt;</text:span></text:span></text:p>
      <text:p text:style-name="P3"><text:span text:style-name="Source_20_Text"><text:span text:style-name="T1"><text:s text:c="4"/>&lt;script&gt;</text:span></text:span></text:p>
      <text:p text:style-name="P3"><text:span text:style-name="Source_20_Text"><text:span text:style-name="T1"><text:s text:c="8"/>document.getElementById("mijnTitel").innerText = "Hallo, JavaScript!";</text:span></text:span></text:p>
      <text:p text:style-name="P3"><text:span text:style-name="Source_20_Text"><text:span text:style-name="T1"><text:s text:c="4"/>&lt;/script&gt;</text:span></text:span></text:p>
      <text:p text:style-name="P3"><text:span text:style-name="Source_20_Text"><text:span text:style-name="T1">&lt;/body&gt;</text:span></text:span></text:p>
      <text:p text:style-name="P4"><text:span text:style-name="Source_20_Text"><text:span text:style-name="T1">&lt;/html&gt;</text:span></text:span></text:p>
      <text:p text:style-name="P2"/>
      <text:h text:style-name="P1" text:outline-level="3">Samenvatting</text:h>
      <text:p text:style-name="P19">Deze spoedcursus heeft je door de basisconcepten van JavaScript geleid, zoals variabelen, functies, objecten, arrays, lussen, en DOM-manipulatie. Met deze kennis kun je beginnen met het schrijven van dynamische webpagina’s. Er is veel meer te leren, zoals geavanceerde onderwerpen zoals modules, closures, en het werken met API's, maar deze basis is een goede start.</text:p>
      <text:p text:style-name="P19">Wil je verder gaan met leren of specifieke onderwerpen dieper verkennen? Laat het me we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6:39:32.784253383</meta:creation-date>
    <dc:date>2025-01-12T16:41:05.554909274</dc:date>
    <meta:editing-duration>PT1M35S</meta:editing-duration>
    <meta:editing-cycles>1</meta:editing-cycles>
    <meta:document-statistic meta:table-count="0" meta:image-count="0" meta:object-count="0" meta:page-count="5" meta:paragraph-count="182" meta:word-count="874" meta:character-count="6062" meta:non-whitespace-character-count="5175"/>
    <meta:generator>LibreOffice/7.4.7.2$Linux_X86_64 LibreOffice_project/40$Build-2</meta:generator>
  </office:meta>
</office:document-meta>
</file>